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automatic-styles>
    <style:style style:family="table-cell" style:name="ce1" style:display-name="ce1">
      <style:table-cell-properties fo:border-left="0.06pt solid #000000" fo:border-bottom="0.06pt solid #000000" fo:border-right="0.06pt solid #000000" style:vertical-align="middle" fo:border-top="0.06pt solid #000000"/>
      <style:paragraph-properties style:vertical-align="middle" fo:text-align="center"/>
    </style:style>
    <style:style style:family="table-cell" style:name="ce2" style:display-name="ce2">
      <style:text-properties fo:font-weight="bold" fo:font-style="None" fo:font-family="Times New Roman" fo:font-size="13"/>
    </style:style>
    <style:style style:family="table-cell" style:name="ce3" style:display-name="ce3">
      <style:text-properties fo:font-weight="None" fo:font-style="italic" fo:font-family="Times New Roman" fo:font-size="11"/>
    </style:style>
    <style:style style:family="table-cell" style:name="ce4" style:display-name="ce4">
      <style:paragraph-properties fo:text-align="start"/>
    </style:style>
    <style:style style:family="table-cell" style:name="ce5" style:display-name="ce5">
      <style:paragraph-properties fo:text-align="end"/>
    </style:style>
    <style:style style:family="table-cell" style:name="ce6" style:display-name="ce6">
      <style:table-cell-properties style:vertical-align="top"/>
      <style:paragraph-properties style:vertical-align="top" fo:text-align="center"/>
    </style:style>
    <style:style style:family="table-cell" style:name="ce7" style:display-name="ce7">
      <style:table-cell-properties style:vertical-align="bottom"/>
      <style:paragraph-properties style:vertical-align="bottom"/>
    </style:style>
    <style:style style:family="table-cell" style:name="ce8" style:display-name="ce8">
      <style:table-cell-properties style:vertical-align="middle"/>
      <style:paragraph-properties style:vertical-align="middle" fo:text-align="justify"/>
    </style:style>
    <style:style style:family="table-cell" style:name="ce11" style:display-name="ce11">
      <style:table-cell-properties fo:border-left="0.99pt solid #000000" fo:border-bottom="0.99pt solid #000000" fo:border-right="0.99pt solid #000000" style:vertical-align="middle" fo:border-top="0.99pt solid #000000"/>
      <style:paragraph-properties style:vertical-align="middle" fo:text-align="center"/>
    </style:style>
    <style:style style:family="table-column" style:name="ab41819be305634e15c63a31479649dd" style:display-name="ab41819be305634e15c63a31479649dd">
      <style:table-column-properties fo:break-before="auto" style:column-width="1040.76"/>
    </style:style>
    <style:style style:family="table-column" style:name="01a6e043e9989b01f74b715678c85850" style:display-name="01a6e043e9989b01f74b715678c85850">
      <style:table-column-properties fo:break-before="auto" style:column-width="3122.28"/>
    </style:style>
    <style:style style:family="table-column" style:name="a4a498f74cec1d9b7e0bc585449d4589" style:display-name="a4a498f74cec1d9b7e0bc585449d4589">
      <style:table-column-properties fo:break-before="auto" style:column-width="1040.76"/>
    </style:style>
    <style:style style:family="table-row" style:name="1ca8bb13b5be85a8a442d3b1c516bac5" style:display-name="1ca8bb13b5be85a8a442d3b1c516bac5">
      <style:table-row-properties fo:break-before="auto" style:row-height="418.46"/>
    </style:style>
    <style:style style:family="table-row" style:name="e30271c67fe25eb3b24a602250d55fec" style:display-name="e30271c67fe25eb3b24a602250d55fec">
      <style:table-row-properties fo:break-before="auto" style:row-height="540.96"/>
    </style:style>
    <style:style style:family="table-row" style:name="1534a203d5773f58cf6e8d5260637994" style:display-name="1534a203d5773f58cf6e8d5260637994">
      <style:table-row-properties fo:break-before="auto" style:row-height="463.54"/>
    </style:style>
    <style:style style:family="table-row" style:name="5f14cc8c3719f4dba24c102a1510c1a8" style:display-name="5f14cc8c3719f4dba24c102a1510c1a8">
      <style:table-row-properties fo:break-before="auto" style:row-height="418.46"/>
    </style:style>
    <style:style style:family="table-row" style:name="4873a8e6ee14009c396f41ada6257f05" style:display-name="4873a8e6ee14009c396f41ada6257f05">
      <style:table-row-properties fo:break-before="auto" style:row-height="418.46"/>
    </style:style>
    <style:style style:family="table-row" style:name="667f57f027043d4db203f5439a2683b2" style:display-name="667f57f027043d4db203f5439a2683b2">
      <style:table-row-properties fo:break-before="auto" style:row-height="418.46"/>
    </style:style>
    <style:style style:family="table-row" style:name="0e9271e29189ef22e2cf201502dd41f1" style:display-name="0e9271e29189ef22e2cf201502dd41f1">
      <style:table-row-properties fo:break-before="auto" style:row-height="418.46"/>
    </style:style>
    <style:style style:family="table-row" style:name="f334d31f12aecc0e161ce69df58b2fd3" style:display-name="f334d31f12aecc0e161ce69df58b2fd3">
      <style:table-row-properties fo:break-before="auto" style:row-height="437.08"/>
    </style:style>
    <style:style style:family="table-row" style:name="0c8270f88f0338f03a16330032052e6b" style:display-name="0c8270f88f0338f03a16330032052e6b">
      <style:table-row-properties fo:break-before="auto" style:row-height="418.46"/>
    </style:style>
    <style:style style:family="table-row" style:name="42859749b614a16201a9729e40f7984d" style:display-name="42859749b614a16201a9729e40f7984d">
      <style:table-row-properties fo:break-before="auto" style:row-height="418.46"/>
    </style:style>
    <style:style style:family="table-row" style:name="7ed9bc2ad47ccdfaec23e07a8dea39f4" style:display-name="7ed9bc2ad47ccdfaec23e07a8dea39f4">
      <style:table-row-properties fo:break-before="auto" style:row-height="418.46"/>
    </style:style>
    <style:style style:family="table-row" style:name="64dc4dc2195d73c20539b2031acaa81c" style:display-name="64dc4dc2195d73c20539b2031acaa81c">
      <style:table-row-properties fo:break-before="auto" style:row-height="418.46"/>
    </style:style>
    <style:style style:family="table-row" style:name="37048074974df8bbce98dcc7d4fddf09" style:display-name="37048074974df8bbce98dcc7d4fddf09">
      <style:table-row-properties fo:break-before="auto" style:row-height="418.46"/>
    </style:style>
    <style:style style:family="table-row" style:name="87b9eaff5e3984e3c6a82047c84bc29f" style:display-name="87b9eaff5e3984e3c6a82047c84bc29f">
      <style:table-row-properties fo:break-before="auto" style:row-height="928.06"/>
    </style:style>
    <style:style style:family="table-row" style:name="1f86bbde230f3496717081e0b673a266" style:display-name="1f86bbde230f3496717081e0b673a266">
      <style:table-row-properties fo:break-before="auto" style:row-height="850.64"/>
    </style:style>
    <style:style style:family="table-row" style:name="42927ad67372785eb31851fd5b6aa5ed" style:display-name="42927ad67372785eb31851fd5b6aa5ed">
      <style:table-row-properties fo:break-before="auto" style:row-height="1211.28"/>
    </style:style>
    <style:style style:family="table-row" style:name="1b27f1df9f0f2e481dc2065b7d4f0d57" style:display-name="1b27f1df9f0f2e481dc2065b7d4f0d57">
      <style:table-row-properties fo:break-before="auto" style:row-height="1006.46"/>
    </style:style>
    <style:style style:family="table-row" style:name="bd1853e50b41615783a1b9fc44245e9b" style:display-name="bd1853e50b41615783a1b9fc44245e9b">
      <style:table-row-properties fo:break-before="auto" style:row-height="1702.26"/>
    </style:style>
    <style:style style:family="table-row" style:name="39b33a0a9f373462703415adf78c1017" style:display-name="39b33a0a9f373462703415adf78c1017">
      <style:table-row-properties fo:break-before="auto" style:row-height="418.46"/>
    </style:style>
    <style:style style:family="table-row" style:name="471835b3034357ce15086a61c3bb3c1d" style:display-name="471835b3034357ce15086a61c3bb3c1d">
      <style:table-row-properties fo:break-before="auto" style:row-height="418.46"/>
    </style:style>
  </office:automatic-styles>
  <office:body>
    <office:spreadsheet>
      <table:table table:name="Лист1">
        <table:table-column table:style-name="ab41819be305634e15c63a31479649dd" table:default-cell-style-name="None"/>
        <table:table-column table:style-name="01a6e043e9989b01f74b715678c85850" table:default-cell-style-name="None"/>
        <table:table-column table:style-name="a4a498f74cec1d9b7e0bc585449d4589" table:number-columns-repeated="1022" table:default-cell-style-name="None"/>
        <table:table-row table:style-name="1ca8bb13b5be85a8a442d3b1c516bac5" table:number-rows-repeated="None">
          <table:table-cell office:value="None" office:value-type="string"/>
        </table:table-row>
        <table:table-row table:style-name="e30271c67fe25eb3b24a602250d55fec" table:number-rows-repeated="None">
          <table:table-cell office:value="None" office:value-type="string"/>
          <table:table-cell table:style-name="ce2" office:value="None" office:value-type="string">
            <text:p><text:span text:style-name="ce2">Bold</text:span></text:p>
          </table:table-cell>
          <table:table-cell office:value="None" office:value-type="string"/>
        </table:table-row>
        <table:table-row table:style-name="1534a203d5773f58cf6e8d5260637994" table:number-rows-repeated="None">
          <table:table-cell office:value="None" office:value-type="string"/>
          <table:table-cell table:style-name="ce3" office:value="None" office:value-type="string">
            <text:p><text:span text:style-name="ce3">Italic</text:span></text:p>
          </table:table-cell>
          <table:table-cell office:value="None" office:value-type="string"/>
          <table:covered-table-cell table:number-columns-repeated="10"/>
          <table:table-cell table:style-name="ce11" table:number-columns-spanned="5" office:value="None" office:value-type="string">
            <text:p><text:span text:style-name="ce11">ttttt</text:span></text:p>
          </table:table-cell>
          <table:covered-table-cell table:number-columns-repeated="4"/>
          <table:table-cell office:value="None" office:value-type="string"/>
        </table:table-row>
        <table:table-row table:style-name="5f14cc8c3719f4dba24c102a1510c1a8" table:number-rows-repeated="None">
          <table:table-cell office:value="None" office:value-type="string"/>
        </table:table-row>
        <table:table-row table:style-name="4873a8e6ee14009c396f41ada6257f05" table:number-rows-repeated="None">
          <table:table-cell office:value="None" office:value-type="string"/>
          <table:covered-table-cell table:number-columns-repeated="4"/>
          <table:table-cell table:number-rows-spanned="2" table:style-name="ce1" table:number-columns-spanned="9" office:value="None" office:value-type="string">
            <text:p><text:span text:style-name="ce1">rrrrr</text:span></text:p>
          </table:table-cell>
          <table:covered-table-cell table:number-columns-repeated="8"/>
          <table:table-cell office:value="None" office:value-type="string"/>
        </table:table-row>
        <table:table-row table:style-name="667f57f027043d4db203f5439a2683b2" table:number-rows-repeated="None">
          <table:table-cell office:value="None" office:value-type="string"/>
          <table:covered-table-cell table:number-columns-repeated="13"/>
          <table:table-cell office:value="None" office:value-type="string"/>
        </table:table-row>
        <table:table-row table:style-name="0e9271e29189ef22e2cf201502dd41f1" table:number-rows-repeated="3">
          <table:table-cell office:value="None" office:value-type="string"/>
        </table:table-row>
        <table:table-row table:style-name="f334d31f12aecc0e161ce69df58b2fd3" table:number-rows-repeated="None">
          <table:table-cell table:number-rows-spanned="5" table:style-name="ce1" table:number-columns-spanned="3" office:value="None" office:value-type="string">
            <text:p><text:span text:style-name="ce1">ddddd</text:span></text:p>
          </table:table-cell>
          <table:covered-table-cell table:number-columns-repeated="2"/>
          <table:table-cell table:number-rows-spanned="2" table:style-name="ce1" table:number-columns-spanned="4" office:value="None" office:value-type="string">
            <text:p><text:span text:style-name="ce1">fffff</text:span></text:p>
          </table:table-cell>
          <table:covered-table-cell table:number-columns-repeated="3"/>
          <table:table-cell table:number-rows-spanned="5" table:style-name="ce1" table:number-columns-spanned="2" office:value="None" office:value-type="string">
            <text:p><text:span text:style-name="ce1">jjjjj</text:span></text:p>
          </table:table-cell>
          <table:covered-table-cell table:number-columns-repeated="1"/>
          <table:table-cell table:number-rows-spanned="5" table:style-name="ce1" office:value="None" office:value-type="string">
            <text:p><text:span text:style-name="ce1">kkk</text:span></text:p>
          </table:table-cell>
          <table:table-cell table:style-name="ce1" table:number-columns-spanned="4" office:value="None" office:value-type="string">
            <text:p><text:span text:style-name="ce1">llll</text:span></text:p>
          </table:table-cell>
          <table:covered-table-cell table:number-columns-repeated="3"/>
          <table:table-cell office:value="None" office:value-type="string"/>
        </table:table-row>
        <table:table-row table:style-name="0c8270f88f0338f03a16330032052e6b" table:number-rows-repeated="None">
          <table:covered-table-cell table:number-columns-repeated="10"/>
          <table:table-cell table:number-rows-spanned="4" table:style-name="ce1" office:value="None" office:value-type="string">
            <text:p><text:span text:style-name="ce1">qqq</text:span></text:p>
          </table:table-cell>
          <table:table-cell table:number-rows-spanned="4" table:style-name="ce1" office:value="None" office:value-type="string">
            <text:p><text:span text:style-name="ce1">www</text:span></text:p>
          </table:table-cell>
          <table:table-cell table:number-rows-spanned="4" table:style-name="ce1" office:value="None" office:value-type="string">
            <text:p><text:span text:style-name="ce1">eee</text:span></text:p>
          </table:table-cell>
          <table:table-cell table:number-rows-spanned="4" table:style-name="ce1" office:value="None" office:value-type="string">
            <text:p><text:span text:style-name="ce1">rrrr</text:span></text:p>
          </table:table-cell>
          <table:table-cell office:value="None" office:value-type="string"/>
        </table:table-row>
        <table:table-row table:style-name="42859749b614a16201a9729e40f7984d" table:number-rows-repeated="None">
          <table:covered-table-cell table:number-columns-repeated="3"/>
          <table:table-cell table:number-rows-spanned="3" table:style-name="ce1" table:number-columns-spanned="2" office:value="None" office:value-type="string">
            <text:p><text:span text:style-name="ce1">ggggg</text:span></text:p>
          </table:table-cell>
          <table:covered-table-cell table:number-columns-repeated="1"/>
          <table:table-cell table:number-rows-spanned="3" table:style-name="ce1" table:number-columns-spanned="2" office:value="None" office:value-type="string">
            <text:p><text:span text:style-name="ce1">hhhhh</text:span></text:p>
          </table:table-cell>
          <table:covered-table-cell table:number-columns-repeated="1"/>
          <table:covered-table-cell table:number-columns-repeated="7"/>
          <table:table-cell office:value="None" office:value-type="string"/>
        </table:table-row>
        <table:table-row table:style-name="7ed9bc2ad47ccdfaec23e07a8dea39f4" table:number-rows-repeated="None">
          <table:covered-table-cell table:number-columns-repeated="14"/>
          <table:table-cell office:value="None" office:value-type="string"/>
        </table:table-row>
        <table:table-row table:style-name="64dc4dc2195d73c20539b2031acaa81c" table:number-rows-repeated="None">
          <table:covered-table-cell table:number-columns-repeated="14"/>
          <table:table-cell office:value="None" office:value-type="string"/>
        </table:table-row>
        <table:table-row table:style-name="37048074974df8bbce98dcc7d4fddf09" table:number-rows-repeated="2">
          <table:table-cell office:value="None" office:value-type="string"/>
        </table:table-row>
        <table:table-row table:style-name="87b9eaff5e3984e3c6a82047c84bc29f" table:number-rows-repeated="None">
          <table:table-cell office:value="None" office:value-type="string"/>
          <table:table-cell table:style-name="ce4" office:value="None" office:value-type="string">
            <text:p><text:span text:style-name="ce4">Left</text:span></text:p>
          </table:table-cell>
          <table:table-cell office:value="None" office:value-type="string"/>
        </table:table-row>
        <table:table-row table:style-name="1f86bbde230f3496717081e0b673a266" table:number-rows-repeated="None">
          <table:table-cell office:value="None" office:value-type="string"/>
          <table:table-cell table:style-name="ce5" office:value="None" office:value-type="string">
            <text:p><text:span text:style-name="ce5">Right</text:span></text:p>
          </table:table-cell>
          <table:table-cell office:value="None" office:value-type="string"/>
        </table:table-row>
        <table:table-row table:style-name="42927ad67372785eb31851fd5b6aa5ed" table:number-rows-repeated="None">
          <table:table-cell office:value="None" office:value-type="string"/>
          <table:table-cell table:style-name="ce6" office:value="None" office:value-type="string">
            <text:p><text:span text:style-name="ce6">Top</text:span></text:p>
          </table:table-cell>
          <table:table-cell office:value="None" office:value-type="string"/>
        </table:table-row>
        <table:table-row table:style-name="1b27f1df9f0f2e481dc2065b7d4f0d57" table:number-rows-repeated="None">
          <table:table-cell office:value="None" office:value-type="string"/>
          <table:table-cell table:style-name="ce7" office:value="None" office:value-type="string">
            <text:p><text:span text:style-name="ce7">Bottom</text:span></text:p>
          </table:table-cell>
          <table:table-cell office:value="None" office:value-type="string"/>
        </table:table-row>
        <table:table-row table:style-name="bd1853e50b41615783a1b9fc44245e9b" table:number-rows-repeated="None">
          <table:table-cell office:value="None" office:value-type="string"/>
          <table:table-cell table:style-name="ce8" office:value="None" office:value-type="string">
            <text:p><text:span text:style-name="ce8">Wrap Wrap Wrap Wrap Wrap Wrap Wrap Wrap</text:span></text:p>
          </table:table-cell>
          <table:table-cell office:value="None" office:value-type="string"/>
        </table:table-row>
        <table:table-row table:style-name="39b33a0a9f373462703415adf78c1017" table:number-rows-repeated="1048554">
          <table:table-cell office:value="None" office:value-type="string"/>
        </table:table-row>
        <table:table-row table:style-name="471835b3034357ce15086a61c3bb3c1d" table:number-rows-repeated="None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meta>
    <meta:generator>ODFPY/0.9.6</meta:generator>
  </office:meta>
</office:document-meta>
</file>